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0D90000010F9429DE1A.png"/>
  <manifest:file-entry manifest:media-type="image/png" manifest:full-path="Pictures/10000000000002BC0000041A916F751C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05cm, 1.174cm, 10.486cm, 5.431cm)" draw:image-opacity="100%" style:mirror="none"/>
    </style:style>
    <style:style style:name="gr2" style:family="graphic" style:parent-style-name="standard" style:list-style-name="L1">
      <style:graphic-properties draw:stroke="solid" svg:stroke-color="#000000" draw:fill="none" draw:fill-color="#ffffff" fo:min-height="7.243cm"/>
    </style:style>
    <style:style style:name="gr3" style:family="graphic" style:parent-style-name="standard" style:list-style-name="L1">
      <style:graphic-properties draw:stroke="solid" svg:stroke-color="#000000" draw:fill="gradient" draw:fill-color="#ffffff" draw:fill-gradient-name="Gradient_20_2" fo:min-height="8.7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27cm, 0cm, 0.381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cm" fo:margin-bottom="0.3cm" fo:line-height="150%" fo:text-align="end" fo:text-indent="0cm"/>
      <style:text-properties fo:color="#cc0000" style:text-outline="false" style:text-line-through-style="none" fo:font-family="'Gentium Basic'" style:font-style-name="Italic" style:font-pitch="variable" fo:font-size="60pt" fo:font-style="normal" fo:text-shadow="1pt 1pt" style:text-underline-style="none" fo:font-weight="bold" style:letter-kerning="true" style:font-family-asian="'Arial Unicode MS'" style:font-family-generic-asian="system" style:font-pitch-asian="variable" style:font-size-asian="60pt" style:font-style-asian="normal" style:font-weight-asian="normal" style:font-family-complex="'Arial Unicode MS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0099" style:text-outline="false" fo:font-family="'Gentium Basic'" style:font-style-name="Italic" style:font-pitch="variable" fo:font-size="48pt" fo:text-shadow="1pt 1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55cm" svg:height="8.128cm" svg:x="2.143cm" svg:y="2.27cm">
          <draw:image xlink:href="Pictures/10000000000002BC0000041A916F751C.png" xlink:type="simple" xlink:show="embed" xlink:actuate="onLoad">
            <text:p/>
          </draw:image>
        </draw:frame>
        <draw:frame draw:style-name="gr2" draw:text-style-name="P2" draw:layer="layout" svg:width="7.493cm" svg:height="7.493cm" svg:x="2.524cm" svg:y="2.651cm">
          <draw:text-box>
            <text:p text:style-name="P2"><text:span text:style-name="T1">IX</text:span></text:p>
            <text:p text:style-name="P2"><text:span text:style-name="T1">Doyle</text:span></text:p>
          </draw:text-box>
        </draw:frame>
        <draw:frame draw:style-name="gr3" draw:text-style-name="P2" draw:layer="layout" svg:width="7.493cm" svg:height="7.493cm" svg:x="3.313cm" svg:y="12.557cm">
          <draw:text-box>
            <text:p/>
          </draw:text-box>
        </draw:frame>
        <draw:frame draw:style-name="gr4" draw:text-style-name="P1" draw:layer="layout" svg:width="4.699cm" svg:height="6.682cm" svg:x="4.683cm" svg:y="13.065cm">
          <draw:image xlink:href="Pictures/10000201000000D90000010F9429DE1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around_20_sun" draw:display-name="Blue around sun" draw:style="radial" draw:cx="30%" draw:cy="30%" draw:start-color="#000099" draw:end-color="#ffff00" draw:start-intensity="100%" draw:end-intensity="100%" draw:border="20%"/>
    <draw:gradient draw:name="Dio_20_Shield_20_bg" draw:display-name="Dio Shield bg" draw:style="ellipsoid" draw:cx="30%" draw:cy="5%" draw:start-color="#ffff66" draw:end-color="#ffffcc" draw:start-intensity="100%" draw:end-intensity="100%" draw:angle="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cie Middleton</meta:initial-creator>
    <meta:creation-date>2014-04-10T03:03:55</meta:creation-date>
    <dc:date>2014-04-10T05:07:41</dc:date>
    <dc:creator>Tracie Middleton</dc:creator>
    <meta:editing-duration>PT2H3M47S</meta:editing-duration>
    <meta:editing-cycles>2</meta:editing-cycles>
    <meta:generator>OpenOffice/4.0.1$Unix OpenOffice.org_project/401m5$Build-9714</meta:generator>
    <meta:document-statistic meta:object-count="4"/>
  </office:meta>
</office:document-meta>
</file>